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2" svg:font-family="'Latin Modern Mono'" style:font-pitch="fixed"/>
    <style:font-face style:name="Latin Modern Mono1" svg:font-family="'Latin Modern Mono'" style:font-adornments="10 Regular" style:font-pitch="fixed"/>
    <style:font-face style:name="Latin Modern Mono" svg:font-family="'Latin Modern Mono'" style:font-adornments="10 Regular" style:font-pitch="variable"/>
    <style:font-face style:name="Latin Modern Sans2" svg:font-family="'Latin Modern Sans'" style:font-adornments="10 Regular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94cm" draw:marker-end-width="0.294cm" draw:fill="none" draw:textarea-vertical-align="middle" fo:padding-top="0.136cm" fo:padding-bottom="0.136cm" fo:padding-left="0.261cm" fo:padding-right="0.261cm"/>
    </style:style>
    <style:style style:name="gr2" style:family="graphic" style:parent-style-name="objectwithoutfill">
      <style:graphic-properties fo:min-height="0.85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stroke="none" draw:fill="none" fo:min-height="0.666cm"/>
    </style:style>
    <style:style style:name="gr6" style:family="graphic" style:parent-style-name="standard">
      <style:graphic-properties draw:stroke="none" draw:fill="none" fo:min-height="1.331cm"/>
    </style:style>
    <style:style style:name="gr7" style:family="graphic" style:parent-style-name="standard">
      <style:graphic-properties draw:stroke="none" draw:fill="none" fo:min-height="0.667cm"/>
    </style:style>
    <style:style style:name="gr8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cm"/>
    </style:style>
    <style:style style:name="gr10" style:family="graphic" style:parent-style-name="objectwithoutfill">
      <style:graphic-properties draw:stroke="dash" draw:stroke-dash="Dashed_20__28_var_29_" svg:stroke-width="0.053cm" draw:marker-start-width="0.294cm" draw:marker-end-width="0.294cm" draw:fill="none" draw:textarea-vertical-align="middle" fo:padding-top="0.136cm" fo:padding-bottom="0.136cm" fo:padding-left="0.261cm" fo:padding-right="0.261cm"/>
    </style:style>
    <style:style style:name="gr11" style:family="graphic" style:parent-style-name="objectwithoutfill">
      <style:graphic-properties fo:min-height="1.201cm"/>
    </style:style>
    <style:style style:name="gr12" style:family="graphic" style:parent-style-name="objectwithoutfill">
      <style:graphic-properties svg:stroke-width="0.053cm" svg:stroke-color="#cccccc" draw:marker-start-width="0.294cm" draw:marker-end-width="0.294cm" draw:fill="none" draw:textarea-vertical-align="middle" fo:padding-top="0.136cm" fo:padding-bottom="0.136cm" fo:padding-left="0.261cm" fo:padding-right="0.261cm"/>
    </style:style>
    <style:style style:name="gr13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Latin Modern Mono2"/>
    </style:style>
    <style:style style:name="P4" style:family="paragraph">
      <loext:graphic-properties draw:fill="none"/>
      <style:text-properties fo:color="#0000ff" style:font-name="Latin Modern Mono2"/>
    </style:style>
    <style:style style:name="P5" style:family="paragraph">
      <style:paragraph-properties fo:line-height="80%"/>
    </style:style>
    <style:style style:name="P6" style:family="paragraph">
      <loext:graphic-properties draw:fill="none"/>
      <style:paragraph-properties fo:line-height="80%"/>
      <style:text-properties style:font-name="Latin Modern Mono2"/>
    </style:style>
    <style:style style:name="P7" style:family="paragraph">
      <loext:graphic-properties draw:fill="none"/>
      <style:text-properties style:font-name="Latin Modern Mono2"/>
    </style:style>
    <style:style style:name="P8" style:family="paragraph">
      <style:paragraph-properties fo:line-height="0.6cm" fo:text-align="center"/>
    </style:style>
    <style:style style:name="P9" style:family="paragraph">
      <style:paragraph-properties fo:line-height="0.6cm"/>
    </style:style>
    <style:style style:name="P10" style:family="paragraph">
      <loext:graphic-properties draw:fill="none"/>
      <style:paragraph-properties fo:text-align="center"/>
      <style:text-properties fo:color="#0000ff"/>
    </style:style>
    <style:style style:name="T1" style:family="text">
      <style:text-properties style:font-name="Latin Modern Mono2"/>
    </style:style>
    <style:style style:name="T2" style:family="text">
      <style:text-properties fo:color="#0000ff" style:font-name="Latin Modern Mono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1cm" svg:y1="2.9cm" svg:x2="14.1cm" svg:y2="4.8cm">
          <text:p/>
        </draw:line>
        <draw:line draw:style-name="gr1" draw:text-style-name="P1" draw:layer="layout" svg:x1="3cm" svg:y1="1.6cm" svg:x2="3cm" svg:y2="11.2cm">
          <text:p/>
        </draw:line>
        <draw:frame draw:style-name="gr2" draw:layer="layout" svg:width="3.2cm" svg:height="1.1cm" svg:x="1.5cm" svg:y="0.4cm">
          <draw:text-box>
            <text:p text:style-name="P2">débogueur</text:p>
          </draw:text-box>
        </draw:frame>
        <draw:frame draw:style-name="gr3" draw:text-style-name="P3" draw:layer="layout" svg:width="3.2cm" svg:height="1.1cm" svg:x="3cm" svg:y="1.8cm">
          <draw:text-box>
            <text:p><text:span text:style-name="T1">fork()</text:span></text:p>
          </draw:text-box>
        </draw:frame>
        <draw:frame draw:style-name="gr4" draw:text-style-name="P3" draw:layer="layout" svg:width="6.3cm" svg:height="0.916cm" svg:x="14.1cm" svg:y="2.9cm">
          <draw:text-box>
            <text:p><text:span text:style-name="T1">ptrace(PTRACE_TRACEME)</text:span></text:p>
          </draw:text-box>
        </draw:frame>
        <draw:frame draw:style-name="gr5" draw:text-style-name="P4" draw:layer="layout" svg:width="2.378cm" svg:height="0.916cm" svg:x="15.2cm" svg:y="4.284cm">
          <draw:text-box>
            <text:p><text:span text:style-name="T2">SIGSTOP</text:span></text:p>
          </draw:text-box>
        </draw:frame>
        <draw:frame draw:style-name="gr6" draw:text-style-name="P6" draw:layer="layout" svg:width="10.8cm" svg:height="1.581cm" svg:x="3cm" svg:y="5.3cm">
          <draw:text-box>
            <text:p text:style-name="P5"><text:span text:style-name="T1">ptrace(PTRACE_SETOPTIONS,</text:span><text:span text:style-name="T1"><text:line-break/></text:span><text:span text:style-name="T1"> <text:s text:c="4"/>..., PTRACE_O_TRACEEXEC)</text:span></text:p>
          </draw:text-box>
        </draw:frame>
        <draw:frame draw:style-name="gr7" draw:text-style-name="P7" draw:layer="layout" svg:width="6.7cm" svg:height="0.917cm" svg:x="3cm" svg:y="7.3cm">
          <draw:text-box>
            <text:p><text:span text:style-name="T1">ptrace(PTRACE_CONT)</text:span></text:p>
          </draw:text-box>
        </draw:frame>
        <draw:line draw:style-name="gr8" draw:text-style-name="P1" draw:layer="layout" svg:x1="8.3cm" svg:y1="7.8cm" svg:x2="14cm" svg:y2="8.3cm">
          <text:p/>
        </draw:line>
        <draw:frame draw:style-name="gr9" draw:text-style-name="P7" draw:layer="layout" svg:width="3.124cm" svg:height="0.95cm" svg:x="2.976cm" svg:y="3.1cm">
          <draw:text-box>
            <text:p><text:span text:style-name="T1">waitpid()</text:span></text:p>
          </draw:text-box>
        </draw:frame>
        <draw:frame draw:style-name="gr5" draw:text-style-name="P7" draw:layer="layout" svg:width="4.424cm" svg:height="0.916cm" svg:x="14.1cm" svg:y="7.9cm">
          <draw:text-box>
            <text:p><text:span text:style-name="T1">exec("./hello")</text:span></text:p>
          </draw:text-box>
        </draw:frame>
        <draw:frame draw:style-name="gr5" draw:text-style-name="P4" draw:layer="layout" svg:width="2.378cm" svg:height="0.916cm" svg:x="15.222cm" svg:y="9cm">
          <draw:text-box>
            <text:p><text:span text:style-name="T2">SIGTRAP</text:span></text:p>
          </draw:text-box>
        </draw:frame>
        <draw:line draw:style-name="gr10" draw:text-style-name="P1" draw:layer="layout" svg:x1="3.7cm" svg:y1="8.7cm" svg:x2="3.7cm" svg:y2="9.7cm">
          <text:p/>
        </draw:line>
        <draw:line draw:style-name="gr8" draw:text-style-name="P1" draw:layer="layout" svg:x1="13.9cm" svg:y1="9.5cm" svg:x2="3.8cm" svg:y2="9.7cm">
          <text:p/>
        </draw:line>
        <draw:line draw:style-name="gr10" draw:text-style-name="P1" draw:layer="layout" svg:x1="3.7cm" svg:y1="3.8cm" svg:x2="3.7cm" svg:y2="5cm">
          <text:p/>
        </draw:line>
        <draw:line draw:style-name="gr8" draw:text-style-name="P1" draw:layer="layout" svg:x1="13.885cm" svg:y1="4.782cm" svg:x2="3.785cm" svg:y2="4.982cm">
          <text:p/>
        </draw:line>
        <draw:frame draw:style-name="gr9" draw:text-style-name="P7" draw:layer="layout" svg:width="3.124cm" svg:height="0.95cm" svg:x="2.976cm" svg:y="7.95cm">
          <draw:text-box>
            <text:p><text:span text:style-name="T1">waitpid()</text:span></text:p>
          </draw:text-box>
        </draw:frame>
        <draw:frame draw:style-name="gr11" draw:text-style-name="P9" draw:layer="layout" svg:width="3.2cm" svg:height="1.451cm" svg:x="12.4cm" svg:y="1.3cm">
          <draw:text-box>
            <text:p text:style-name="P8">clone de débogueur</text:p>
          </draw:text-box>
        </draw:frame>
        <draw:frame draw:style-name="gr2" draw:layer="layout" svg:width="3.2cm" svg:height="1.1cm" svg:x="12.5cm" svg:y="10.1cm">
          <draw:text-box>
            <text:p text:style-name="P2">hello</text:p>
          </draw:text-box>
        </draw:frame>
        <draw:line draw:style-name="gr8" draw:text-style-name="P1" draw:layer="layout" svg:x1="4.8cm" svg:y1="2.3cm" svg:x2="12.3cm" svg:y2="2.5cm">
          <text:p/>
        </draw:line>
        <draw:line draw:style-name="gr1" draw:text-style-name="P1" draw:layer="layout" svg:x1="14.1cm" svg:y1="8.3cm" svg:x2="14.1cm" svg:y2="9.5cm">
          <text:p/>
        </draw:line>
        <draw:line draw:style-name="gr12" draw:text-style-name="P1" draw:layer="layout" svg:x1="14.1cm" svg:y1="4.8cm" svg:x2="14.1cm" svg:y2="8.3cm">
          <text:p/>
        </draw:line>
        <draw:line draw:style-name="gr12" draw:text-style-name="P1" draw:layer="layout" svg:x1="14.1cm" svg:y1="9.5cm" svg:x2="14.1cm" svg:y2="10cm">
          <text:p/>
        </draw:line>
        <draw:frame draw:style-name="gr4" draw:text-style-name="P3" draw:layer="layout" svg:width="6.3cm" svg:height="0.916cm" svg:x="14.1cm" svg:y="3.584cm">
          <draw:text-box>
            <text:p><text:span text:style-name="T1">raise(SIGSTOP)</text:span></text:p>
          </draw:text-box>
        </draw:frame>
        <draw:line draw:style-name="gr13" draw:text-style-name="P10" draw:layer="layout" svg:x1="15.3cm" svg:y1="4.8cm" svg:x2="14.3cm" svg:y2="4.8cm">
          <text:p/>
        </draw:line>
        <draw:line draw:style-name="gr13" draw:text-style-name="P10" draw:layer="layout" svg:x1="15.3cm" svg:y1="9.5cm" svg:x2="14.3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2" svg:font-family="'Latin Modern Mono'" style:font-pitch="fixed"/>
    <style:font-face style:name="Latin Modern Mono1" svg:font-family="'Latin Modern Mono'" style:font-adornments="10 Regular" style:font-pitch="fixed"/>
    <style:font-face style:name="Latin Modern Mono" svg:font-family="'Latin Modern Mono'" style:font-adornments="10 Regular" style:font-pitch="variable"/>
    <style:font-face style:name="Latin Modern Sans2" svg:font-family="'Latin Modern Sans'" style:font-adornments="10 Regular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pitch="variable" fo:font-size="1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03cm" svg:stroke-color="#000000" draw:marker-start-width="0.26cm" draw:marker-end-width="0.26cm" draw:fill="none"/>
      <style:paragraph-properties style:writing-mode="lr-tb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9:15:48.379793048</meta:creation-date>
    <dc:date>2018-10-12T11:06:09.719773084</dc:date>
    <meta:editing-duration>P2DT15H28M57S</meta:editing-duration>
    <meta:editing-cycles>77</meta:editing-cycles>
    <meta:generator>LibreOffice/5.2.7.2$Linux_X86_64 LibreOffice_project/20m0$Build-2</meta:generator>
    <meta:document-statistic meta:object-count="26"/>
  </office:meta>
</office:document-meta>
</file>